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17cm"/>
    </style:style>
    <style:style style:name="co2" style:family="table-column">
      <style:table-column-properties fo:break-before="auto" style:column-width="1.455cm"/>
    </style:style>
    <style:style style:name="co3" style:family="table-column">
      <style:table-column-properties fo:break-before="auto" style:column-width="1.291cm"/>
    </style:style>
    <style:style style:name="co4" style:family="table-column">
      <style:table-column-properties fo:break-before="auto" style:column-width="1.812cm"/>
    </style:style>
    <style:style style:name="co5" style:family="table-column">
      <style:table-column-properties fo:break-before="auto" style:column-width="3.478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2.877cm"/>
    </style:style>
    <style:style style:name="co8" style:family="table-column">
      <style:table-column-properties fo:break-before="auto" style:column-width="2.362cm"/>
    </style:style>
    <style:style style:name="co9" style:family="table-column">
      <style:table-column-properties fo:break-before="auto" style:column-width="2.057cm"/>
    </style:style>
    <style:style style:name="co10" style:family="table-column">
      <style:table-column-properties fo:break-before="auto" style:column-width="1.647cm"/>
    </style:style>
    <style:style style:name="co11" style:family="table-column">
      <style:table-column-properties fo:break-before="auto" style:column-width="1.674cm"/>
    </style:style>
    <style:style style:name="co12" style:family="table-column">
      <style:table-column-properties fo:break-before="auto" style:column-width="4.353cm"/>
    </style:style>
    <style:style style:name="co13" style:family="table-column">
      <style:table-column-properties fo:break-before="auto" style:column-width="1.893cm"/>
    </style:style>
    <style:style style:name="co14" style:family="table-column">
      <style:table-column-properties fo:break-before="auto" style:column-width="4.736cm"/>
    </style:style>
    <style:style style:name="co15" style:family="table-column">
      <style:table-column-properties fo:break-before="auto" style:column-width="4.572cm"/>
    </style:style>
    <style:style style:name="co16" style:family="table-column">
      <style:table-column-properties fo:break-before="auto" style:column-width="3.397cm"/>
    </style:style>
    <style:style style:name="co17" style:family="table-column">
      <style:table-column-properties fo:break-before="auto" style:column-width="4.08cm"/>
    </style:style>
    <style:style style:name="co18" style:family="table-column">
      <style:table-column-properties fo:break-before="auto" style:column-width="3.971cm"/>
    </style:style>
    <style:style style:name="co19" style:family="table-column">
      <style:table-column-properties fo:break-before="auto" style:column-width="3.697cm"/>
    </style:style>
    <style:style style:name="co20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096cm"/>
    </style:style>
    <style:style style:name="co22" style:family="table-column">
      <style:table-column-properties fo:break-before="auto" style:column-width="1.866cm"/>
    </style:style>
    <style:style style:name="co23" style:family="table-column">
      <style:table-column-properties fo:break-before="auto" style:column-width="2.632cm"/>
    </style:style>
    <style:style style:name="co24" style:family="table-column">
      <style:table-column-properties fo:break-before="auto" style:column-width="4.299cm"/>
    </style:style>
    <style:style style:name="co25" style:family="table-column">
      <style:table-column-properties fo:break-before="auto" style:column-width="6.158cm"/>
    </style:style>
    <style:style style:name="co26" style:family="table-column">
      <style:table-column-properties fo:break-before="auto" style:column-width="1.51cm"/>
    </style:style>
    <style:style style:name="co27" style:family="table-column">
      <style:table-column-properties fo:break-before="auto" style:column-width="1.783cm"/>
    </style:style>
    <style:style style:name="co28" style:family="table-column">
      <style:table-column-properties fo:break-before="auto" style:column-width="2.604cm"/>
    </style:style>
    <style:style style:name="co29" style:family="table-column">
      <style:table-column-properties fo:break-before="auto" style:column-width="2.494cm"/>
    </style:style>
    <style:style style:name="co30" style:family="table-column">
      <style:table-column-properties fo:break-before="auto" style:column-width="2.221cm"/>
    </style:style>
    <style:style style:name="co31" style:family="table-column">
      <style:table-column-properties fo:break-before="auto" style:column-width="1.593cm"/>
    </style:style>
    <style:style style:name="co32" style:family="table-column">
      <style:table-column-properties fo:break-before="auto" style:column-width="1.401cm"/>
    </style:style>
    <style:style style:name="co33" style:family="table-column">
      <style:table-column-properties fo:break-before="auto" style:column-width="1.018cm"/>
    </style:style>
    <style:style style:name="co34" style:family="table-column">
      <style:table-column-properties fo:break-before="auto" style:column-width="2.085cm"/>
    </style:style>
    <style:style style:name="co35" style:family="table-column">
      <style:table-column-properties fo:break-before="auto" style:column-width="6.212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benchmark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patterns">
      <style:table-properties table:display="true" style:writing-mode="lr-tb"/>
    </style:style>
    <style:style style:name="ta4" style:family="table" style:master-page-name="PageStyle_5f_config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-width="0.21cm" draw:marker-start-center="false" draw:stroke-linejoin="round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benchmark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number-columns-repeated="2" table:default-cell-style-name="ce1"/>
        <table:table-column table:style-name="co19" table:number-columns-repeated="2" table:default-cell-style-name="ce1"/>
        <table:table-column table:style-name="co5" table:default-cell-style-name="ce5"/>
        <table:table-row table:style-name="ro1">
          <table:table-cell office:value-type="string">
            <text:p>Benchmark</text:p>
          </table:table-cell>
          <table:table-cell office:value-type="string">
            <office:annotation draw:style-name="gr1" draw:text-style-name="P1" svg:width="2.914cm" svg:height="0.561cm" svg:x="4.289cm" svg:y="0.002cm" draw:caption-point-x="-4.289cm" draw:caption-point-y="-0.002cm">
              <dc:creator>RK</dc:creator>
              <dc:date>2008-05-25T00:00:00</dc:date>
              <text:p text:style-name="P1"><text:span text:style-name="T1">Lines of code</text:span></text:p>
            </office:annotation>
            <text:p>LOC</text:p>
          </table:table-cell>
          <table:table-cell office:value-type="string">
            <office:annotation draw:style-name="gr1" draw:text-style-name="P1" svg:width="2.916cm" svg:height="0.952cm" svg:x="5.575cm" svg:y="0.002cm" draw:caption-point-x="-5.575cm" draw:caption-point-y="-0.002cm">
              <dc:creator>RK</dc:creator>
              <dc:date>2008-05-25T00:00:00</dc:date>
              <text:p text:style-name="P1"><text:span text:style-name="T1">Thousands of lines of code.</text:span><text:span text:style-name="T1"><text:tab/></text:span></text:p>
            </office:annotation>
            <text:p>KLOC</text:p>
          </table:table-cell>
          <table:table-cell office:value-type="string">
            <office:annotation draw:style-name="gr1" draw:text-style-name="P1" svg:width="2.917cm" svg:height="0.952cm" svg:x="7.381cm" svg:y="0.002cm" draw:caption-point-x="-7.381cm" draw:caption-point-y="-0.002cm">
              <dc:creator>RK</dc:creator>
              <dc:date>2008-05-25T00:00:00</dc:date>
              <text:p text:style-name="P1"><text:span text:style-name="T1">Number of classes</text:span></text:p>
            </office:annotation>
            <text:p>#Classes</text:p>
          </table:table-cell>
          <table:table-cell office:value-type="string">
            <office:annotation draw:style-name="gr1" draw:text-style-name="P1" svg:width="2.911cm" svg:height="0.952cm" svg:x="9.32cm" svg:y="0.002cm" draw:caption-point-x="-9.32cm" draw:caption-point-y="-0.002cm">
              <dc:creator>RK</dc:creator>
              <dc:date>2008-05-25T00:00:00</dc:date>
              <text:p text:style-name="P1"><text:span text:style-name="T1">Number of methods</text:span></text:p>
            </office:annotation>
            <text:p>#Instance Methods</text:p>
          </table:table-cell>
          <table:table-cell office:value-type="string">
            <text:p>#Static Methods</text:p>
          </table:table-cell>
          <table:table-cell table:style-name="ce1" office:value-type="string">
            <text:p>#Total Methods</text:p>
          </table:table-cell>
          <table:table-cell office:value-type="string">
            <text:p>#Aspects</text:p>
          </table:table-cell>
          <table:table-cell office:value-type="string">
            <office:annotation draw:style-name="gr1" draw:text-style-name="P1" svg:width="2.914cm" svg:height="4.488cm" svg:x="13.202cm" svg:y="0.002cm" draw:caption-point-x="-13.202cm" draw:caption-point-y="-0.002cm">
              <dc:creator>RK</dc:creator>
              <dc:date>2008-05-25T00:00:00</dc:date>
              <text:p text:style-name="P1"><text:span text:style-name="T1">Not too sure about this one yet. I think it may be more helpful to show the number of shadows the pointcuts range over as opposed to all the shadows.</text:span></text:p>
            </office:annotation>
            <text:p>#Shadows</text:p>
          </table:table-cell>
          <table:table-cell office:value-type="string">
            <text:p>#Advice</text:p>
          </table:table-cell>
          <table:table-cell office:value-type="string">
            <text:p>Time (s)</text:p>
          </table:table-cell>
          <table:table-cell office:value-type="string">
            <text:p>Avg Time per Advice (s)</text:p>
          </table:table-cell>
          <table:table-cell office:value-type="string">
            <office:annotation draw:style-name="gr1" draw:text-style-name="P1" svg:width="2.921cm" svg:height="2.965cm" svg:x="22.733cm" svg:y="0.002cm" draw:caption-point-x="-22.733cm" draw:caption-point-y="-0.002cm">
              <dc:creator>RK</dc:creator>
              <dc:date>2008-05-25T00:00:00</dc:date>
              <text:p text:style-name="P1"><text:span text:style-name="T1">This is the number of unique patterns the tool derived from the paths found in the intention graph.</text:span></text:p>
            </office:annotation>
            <text:p>#Patterns</text:p>
          </table:table-cell>
          <table:table-cell office:value-type="string">
            <text:p>Total pattern size (#edges)</text:p>
          </table:table-cell>
          <table:table-cell office:value-type="string">
            <office:annotation draw:style-name="gr1" draw:text-style-name="P1" svg:width="2.921cm" svg:height="1.36cm" svg:x="27.288cm" svg:y="0.002cm" draw:caption-point-x="-27.288cm" draw:caption-point-y="-0.002cm">
              <dc:creator>RK</dc:creator>
              <dc:date>2008-05-25T00:00:00</dc:date>
              <text:p text:style-name="P1"><text:span text:style-name="T1">This is the level of indirection of the pattern.</text:span></text:p>
            </office:annotation>
            <text:p>Avg pattern size (#edges)</text:p>
          </table:table-cell>
          <table:table-cell office:value-type="string">
            <office:annotation draw:style-name="gr1" draw:text-style-name="P1" svg:width="2.917cm" svg:height="3.741cm" svg:x="29.204cm" svg:y="0.002cm" draw:caption-point-x="-29.204cm" draw:caption-point-y="-0.002cm">
              <dc:creator>RK</dc:creator>
              <dc:date>2008-05-25T00:00:00</dc:date>
              <text:p text:style-name="P1"><text:span text:style-name="T1">The ratio of the number of join points the tool suggested to the number of join points that are being currently being captured by the pointcut.</text:span></text:p>
            </office:annotation>
            <text:p>Average Precision</text:p>
          </table:table-cell>
          <table:table-cell office:value-type="string">
            <text:p>Precision Std Dev</text:p>
          </table:table-cell>
          <table:table-cell office:value-type="string">
            <office:annotation draw:style-name="gr1" draw:text-style-name="P1" svg:width="2.917cm" svg:height="2.576cm" svg:x="31.794cm" svg:y="0.002cm" draw:caption-point-x="-31.794cm" draw:caption-point-y="-0.002cm">
              <dc:creator>RK</dc:creator>
              <dc:date>2008-05-25T00:00:00</dc:date>
              <text:p text:style-name="P1"><text:span text:style-name="T1">A metric quantifying the number of concrete elements in the pattern.</text:span></text:p>
            </office:annotation>
            <text:p>Average Concreteness</text:p>
          </table:table-cell>
          <table:table-cell office:value-type="string">
            <text:p>Concreteness Std Dev</text:p>
          </table:table-cell>
          <table:table-cell office:value-type="string">
            <office:annotation draw:style-name="gr1" draw:text-style-name="P1" svg:width="2.914cm" svg:height="2.965cm" svg:x="34.284cm" svg:y="0.002cm" draw:caption-point-x="-34.284cm" draw:caption-point-y="-0.002cm">
              <dc:creator>RK</dc:creator>
              <dc:date>2008-05-25T00:00:00</dc:date>
              <text:p text:style-name="P1"><text:span text:style-name="T1">A metric quantifying the number of wildcard elements in the pattern, i.e., 1 - concretemess</text:span></text:p>
            </office:annotation>
            <text:p>Average Abstractness</text:p>
          </table:table-cell>
          <table:table-cell office:value-type="string">
            <text:p>Abstractness Std Dev</text:p>
          </table:table-cell>
          <table:table-cell office:value-type="string">
            <office:annotation draw:style-name="gr1" draw:text-style-name="P1" svg:width="2.909cm" svg:height="4.119cm" svg:x="36.495cm" svg:y="0.002cm" draw:caption-point-x="-36.495cm" draw:caption-point-y="-0.002cm">
              <dc:creator>RK</dc:creator>
              <dc:date>2008-05-25T00:00:00</dc:date>
              <text:p text:style-name="P1"><text:span text:style-name="T1">Basically just the precision normalized to take the level of indirection into account. The higher the indirection the more confidence in the pattern.</text:span></text:p>
            </office:annotation>
            <text:p>Average Confidence</text:p>
          </table:table-cell>
          <table:table-cell office:value-type="string">
            <text:p>Confidence Std Dev</text:p>
          </table:table-cell>
        </table:table-row>
        <table:table-row table:style-name="ro1">
          <table:table-cell table:style-name="Default" office:value-type="string">
            <text:p>SimpleTestCase0</text:p>
          </table:table-cell>
          <table:table-cell table:style-name="Default"/>
          <table:table-cell table:style-name="ce3" table:formula="oooc:=[.B2]/1000" office:value-type="float" office:value="0">
            <text:p>0</text:p>
          </table:table-cell>
          <table:table-cell table:style-name="Default" table:number-columns-repeated="3"/>
          <table:table-cell table:formula="oooc:=SUM([.E2:.F2]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3" table:formula="oooc:=IF([.J2]=0;0;[.K2]/[.J2])" office:value-type="float" office:value="2">
            <text:p>2</text:p>
          </table:table-cell>
          <table:table-cell table:style-name="ce3" table:number-matrix-columns-spanned="1" table:number-matrix-rows-spanned="1" table:formula="oooc:=COUNT(IF([$patterns.$A$2:.$A$4]=[.A2];[$patterns.G4]))" office:value-type="float" office:value="3">
            <text:p>3</text:p>
          </table:table-cell>
          <table:table-cell table:style-name="ce3" table:number-matrix-columns-spanned="1" table:number-matrix-rows-spanned="1" table:formula="oooc:=SUM(IF([$patterns.$A$2:.$A$4]=[.$A2];[$patterns.$E$2:.$E$4]))" office:value-type="float" office:value="4">
            <text:p>4</text:p>
          </table:table-cell>
          <table:table-cell table:style-name="ce3" table:formula="oooc:=IF([.M2]=0;0;[.N2]/[.M2])" office:value-type="float" office:value="1.33333333333333">
            <text:p>1.33</text:p>
          </table:table-cell>
          <table:table-cell table:style-name="ce3" table:number-matrix-columns-spanned="1" table:number-matrix-rows-spanned="1" table:formula="oooc:=AVERAGE(IF([$patterns.$A$2:.$A$4]=[.$A2];[$patterns.$F$2:.$F$4]))" office:value-type="float" office:value="0.5">
            <text:p>0.5</text:p>
          </table:table-cell>
          <table:table-cell table:style-name="Default" table:number-matrix-columns-spanned="1" table:number-matrix-rows-spanned="1" table:formula="oooc:=STDEV(IF([$patterns.$A$2:.$A$4]=[.$A2];[$patterns.$F$2:.$F$4]))" office:value-type="float" office:value="0">
            <text:p>0</text:p>
          </table:table-cell>
          <table:table-cell table:style-name="ce3" table:number-matrix-columns-spanned="1" table:number-matrix-rows-spanned="1" table:formula="oooc:=AVERAGE(IF([$patterns.$A$2:.$A$4]=[.$A2];[$patterns.$G$2:.$G$4]))" office:value-type="float" office:value="0.444444444444444">
            <text:p>0.44</text:p>
          </table:table-cell>
          <table:table-cell table:style-name="ce3" table:number-matrix-columns-spanned="1" table:number-matrix-rows-spanned="1" table:formula="oooc:=STDEV(IF([$patterns.$A$2:.$A$4]=[.$A2];[$patterns.$G$2:.$G$4]))" office:value-type="float" office:value="0.0962250448649376">
            <text:p>0.1</text:p>
          </table:table-cell>
          <table:table-cell table:style-name="ce3" table:number-matrix-columns-spanned="1" table:number-matrix-rows-spanned="1" table:formula="oooc:=AVERAGE(IF([$patterns.$A$2:.$A$4]=[.$A2];[$patterns.$H$2:.$H$4]))" office:value-type="float" office:value="0.555555555555556">
            <text:p>0.56</text:p>
          </table:table-cell>
          <table:table-cell table:style-name="ce3" table:number-matrix-columns-spanned="1" table:number-matrix-rows-spanned="1" table:formula="oooc:=STDEV(IF([$patterns.$A$2:.$A$4]=[.$A2];[$patterns.$H$2:.$H$4]))" office:value-type="float" office:value="0.0962250448649377">
            <text:p>0.1</text:p>
          </table:table-cell>
          <table:table-cell table:style-name="ce3" table:number-matrix-columns-spanned="1" table:number-matrix-rows-spanned="1" table:formula="oooc:=AVERAGE(IF([$patterns.$A$2:.$A$4]=[.$A2];[$patterns.$I$2:.$I$4]))" office:value-type="float" office:value="0.513888888888889">
            <text:p>0.51</text:p>
          </table:table-cell>
          <table:table-cell table:style-name="ce3" table:number-matrix-columns-spanned="1" table:number-matrix-rows-spanned="1" table:formula="oooc:=STDEV(IF([$patterns.$A$2:.$A$4]=[.$A2];[$patterns.$I$2:.$I$4]))" office:value-type="float" office:value="0.0240562612162344">
            <text:p>0.02</text:p>
          </table:table-cell>
        </table:table-row>
        <table:table-row table:style-name="ro1">
          <table:table-cell table:style-name="ce2" office:value-type="string">
            <text:p>Totals:</text:p>
          </table:table-cell>
          <table:table-cell table:style-name="ce2" table:formula="oooc:=SUM([.B2:.B2])" office:value-type="float" office:value="0">
            <text:p>0</text:p>
          </table:table-cell>
          <table:table-cell table:formula="oooc:=[.B3]/1000" office:value-type="float" office:value="0">
            <text:p>0</text:p>
          </table:table-cell>
          <table:table-cell table:style-name="ce2" table:formula="oooc:=SUM([.D2:.D2])" office:value-type="float" office:value="0">
            <text:p>0</text:p>
          </table:table-cell>
          <table:table-cell table:style-name="ce2" table:formula="oooc:=SUM([.E2:.E2])" office:value-type="float" office:value="0">
            <text:p>0</text:p>
          </table:table-cell>
          <table:table-cell table:style-name="ce2" table:formula="oooc:=SUM([.F2:.F2])" office:value-type="float" office:value="0">
            <text:p>0</text:p>
          </table:table-cell>
          <table:table-cell table:formula="oooc:=SUM([.E3:.F3])" office:value-type="float" office:value="0">
            <text:p>0</text:p>
          </table:table-cell>
          <table:table-cell table:style-name="ce2" table:formula="oooc:=SUM([.H2:.H2])" office:value-type="float" office:value="1">
            <text:p>1</text:p>
          </table:table-cell>
          <table:table-cell table:style-name="ce2" table:formula="oooc:=SUM([.I2:.I2])" office:value-type="float" office:value="2">
            <text:p>2</text:p>
          </table:table-cell>
          <table:table-cell table:style-name="ce4" table:formula="oooc:=SUM([.J2:.J2])" office:value-type="float" office:value="1">
            <text:p>1</text:p>
          </table:table-cell>
          <table:table-cell table:style-name="ce4" table:formula="oooc:=SUM([.K2:.K2])" office:value-type="float" office:value="2">
            <text:p>2</text:p>
          </table:table-cell>
          <table:table-cell table:style-name="ce4" table:formula="oooc:=IF([.J3]=0;0;[.K3]/[.J3])" office:value-type="float" office:value="2">
            <text:p>2</text:p>
          </table:table-cell>
          <table:table-cell table:formula="oooc:=SUM([.M2:.M2])" office:value-type="float" office:value="3">
            <text:p>3</text:p>
          </table:table-cell>
          <table:table-cell table:formula="oooc:=SUM([.N2:.N2])" office:value-type="float" office:value="4">
            <text:p>4</text:p>
          </table:table-cell>
          <table:table-cell table:style-name="ce4" table:formula="oooc:=IF([.M3]=0;0;[.N3]/[.M3])" office:value-type="float" office:value="1.33333333333333">
            <text:p>1.33</text:p>
          </table:table-cell>
          <table:table-cell table:formula="oooc:=AVERAGE([$patterns.F2:.F4])" office:value-type="float" office:value="0.5">
            <text:p>0.5</text:p>
          </table:table-cell>
          <table:table-cell table:formula="oooc:=STDEV([$patterns.G2:.G4])" office:value-type="float" office:value="0.0962250448649376">
            <text:p>0.1</text:p>
          </table:table-cell>
          <table:table-cell table:formula="oooc:=AVERAGE([$patterns.G2:.G4])" office:value-type="float" office:value="0.444444444444444">
            <text:p>0.44</text:p>
          </table:table-cell>
          <table:table-cell table:number-matrix-columns-spanned="1" table:number-matrix-rows-spanned="1" table:formula="oooc:=STDEV([$patterns.H2:.H4])" office:value-type="float" office:value="0.0962250448649377">
            <text:p>0.1</text:p>
          </table:table-cell>
          <table:table-cell table:formula="oooc:=AVERAGE([$patterns.H4:.H4])" office:value-type="float" office:value="0.666666666666667">
            <text:p>0.67</text:p>
          </table:table-cell>
          <table:table-cell table:number-matrix-columns-spanned="1" table:number-matrix-rows-spanned="1" table:formula="oooc:=STDEV([$patterns.I2:.I4])" office:value-type="float" office:value="0.0240562612162344">
            <text:p>0.02</text:p>
          </table:table-cell>
          <table:table-cell table:number-matrix-columns-spanned="1" table:number-matrix-rows-spanned="1" table:formula="oooc:=AVERAGE([$patterns.I2:.I4])" office:value-type="float" office:value="0.513888888888889">
            <text:p>0.51</text:p>
          </table:table-cell>
          <table:table-cell table:style-name="ce1" table:number-matrix-columns-spanned="1" table:number-matrix-rows-spanned="1" table:formula="oooc:=STDEV([$patterns.I2:.I4])" office:value-type="float" office:value="0.0240562612162344">
            <text:p>0.02</text:p>
          </table:table-cell>
        </table:table-row>
      </table:table>
      <table:table table:name="advice" table:style-name="ta2" table:print="false">
        <office:forms form:automatic-focus="false" form:apply-design-mode="false"/>
        <table:table-column table:style-name="co21" table:default-cell-style-name="ce5"/>
        <table:table-column table:style-name="co10" table:default-cell-style-name="ce5"/>
        <table:table-column table:style-name="co22" table:default-cell-style-name="ce5"/>
        <table:table-column table:style-name="co9" table:default-cell-style-name="ce5"/>
        <table:table-column table:style-name="co13" table:default-cell-style-name="ce5"/>
        <table:table-column table:style-name="co23" table:default-cell-style-name="ce5"/>
        <table:table-column table:style-name="co13" table:default-cell-style-name="ce5"/>
        <table:table-column table:style-name="co24" table:default-cell-style-name="ce5"/>
        <table:table-row table:style-name="ro1">
          <table:table-cell office:value-type="string">
            <text:p>Benchmark</text:p>
          </table:table-cell>
          <table:table-cell office:value-type="string">
            <text:p>Advice#</text:p>
          </table:table-cell>
          <table:table-cell office:value-type="string">
            <text:p>Advice</text:p>
          </table:table-cell>
          <table:table-cell office:value-type="string">
            <text:p>#Shadows</text:p>
          </table:table-cell>
          <table:table-cell office:value-type="string">
            <text:p>#Patterns</text:p>
          </table:table-cell>
          <table:table-cell office:value-type="string">
            <text:p>#Suggestions</text:p>
          </table:table-cell>
          <table:table-cell office:value-type="string">
            <text:p>#Enabled</text:p>
          </table:table-cell>
          <table:table-cell office:value-type="string">
            <text:p>Avg Pattern Confidence</text:p>
          </table:table-cell>
        </table:table-row>
        <table:table-row table:style-name="ro1">
          <table:table-cell table:style-name="Default" office:value-type="string">
            <text:p>SimpleTestCase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B.before()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513888888888889">
            <text:p>0.51</text:p>
          </table:table-cell>
        </table:table-row>
      </table:table>
      <table:table table:name="patterns" table:style-name="ta3" table:print="false">
        <office:forms form:automatic-focus="false" form:apply-design-mode="false"/>
        <table:table-column table:style-name="co21" table:default-cell-style-name="ce6"/>
        <table:table-column table:style-name="co10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3"/>
        <table:table-column table:style-name="co30" table:default-cell-style-name="ce3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29" table:default-cell-style-name="Default"/>
        <table:table-row table:style-name="ro1">
          <table:table-cell table:style-name="ce1" office:value-type="string">
            <text:p>Benchmark</text:p>
          </table:table-cell>
          <table:table-cell table:style-name="ce1" office:value-type="string">
            <text:p>Advice#</text:p>
          </table:table-cell>
          <table:table-cell table:style-name="ce1" office:value-type="string">
            <text:p>Advice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#Edges</text:p>
          </table:table-cell>
          <table:table-cell table:style-name="ce1" office:value-type="string">
            <text:p>Precision</text:p>
          </table:table-cell>
          <table:table-cell table:style-name="ce1" office:value-type="string">
            <text:p>Concreteness</text:p>
          </table:table-cell>
          <table:table-cell table:style-name="ce1" office:value-type="string">
            <text:p>Abstractness</text:p>
          </table:table-cell>
          <table:table-cell table:style-name="ce1" office:value-type="string">
            <text:p>Confidence</text:p>
          </table:table-cell>
          <table:table-cell table:number-columns-repeated="6"/>
        </table:table-row>
        <table:table-row table:style-name="ro1">
          <table:table-cell office:value-type="string">
            <text:p>SimpleTestCase0</text:p>
          </table:table-cell>
          <table:table-cell office:value-type="float" office:value="0">
            <text:p>0</text:p>
          </table:table-cell>
          <table:table-cell office:value-type="string">
            <text:p>B.before()</text:p>
          </table:table-cell>
          <table:table-cell office:value-type="string">
            <text:p>[*?, gets_field, A.f]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table:formula="oooc:=1-[.G2]" office:value-type="float" office:value="0.5">
            <text:p>0.5</text:p>
          </table:table-cell>
          <table:table-cell table:formula="oooc:=MAX([.F2]*[$config.$B$3]+[.H2]*[$config.$B$4];[.F2])" office:value-type="float" office:value="0.5">
            <text:p>0.5</text:p>
          </table:table-cell>
          <table:table-cell table:number-columns-repeated="6"/>
        </table:table-row>
        <table:table-row table:style-name="ro1">
          <table:table-cell office:value-type="string">
            <text:p>SimpleTestCase0</text:p>
          </table:table-cell>
          <table:table-cell office:value-type="float" office:value="0">
            <text:p>0</text:p>
          </table:table-cell>
          <table:table-cell office:value-type="string">
            <text:p>B.before()</text:p>
          </table:table-cell>
          <table:table-cell office:value-type="string">
            <text:p>[A, declares_method, *?]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table:formula="oooc:=1-[.G3]" office:value-type="float" office:value="0.5">
            <text:p>0.5</text:p>
          </table:table-cell>
          <table:table-cell table:formula="oooc:=MAX([.F3]*[$config.$B$3]+[.H3]*[$config.$B$4];[.F3])" office:value-type="float" office:value="0.5">
            <text:p>0.5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SimpleTestCase0</text:p>
          </table:table-cell>
          <table:table-cell office:value-type="float" office:value="0">
            <text:p>0</text:p>
          </table:table-cell>
          <table:table-cell office:value-type="string">
            <text:p>B.before()</text:p>
          </table:table-cell>
          <table:table-cell office:value-type="string">
            <text:p>[p, contains, ?, declares_method, *?]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0.333333333333333">
            <text:p>0.33</text:p>
          </table:table-cell>
          <table:table-cell table:formula="oooc:=1-[.G4]" office:value-type="float" office:value="0.666666666666667">
            <text:p>0.67</text:p>
          </table:table-cell>
          <table:table-cell table:formula="oooc:=MAX([.F4]*[$config.$B$3]+[.H4]*[$config.$B$4];[.F4])" office:value-type="float" office:value="0.541666666666667">
            <text:p>0.54</text:p>
          </table:table-cell>
          <table:table-cell table:number-columns-repeated="6"/>
        </table:table-row>
        <table:table-row table:style-name="ro1">
          <table:table-cell table:style-name="ce2" office:value-type="string">
            <text:p>Totals:</text:p>
          </table:table-cell>
          <table:table-cell table:style-name="ce1" table:formula="oooc:=COUNT([.B2:.B4])" office:value-type="float" office:value="3">
            <text:p>3</text:p>
          </table:table-cell>
          <table:table-cell table:number-columns-repeated="2"/>
          <table:table-cell table:style-name="ce1" table:formula="oooc:=SUM([.E2:.E4])" office:value-type="float" office:value="4">
            <text:p>4</text:p>
          </table:table-cell>
          <table:table-cell table:style-name="ce1" table:formula="oooc:=AVERAGE([.F2:.F4])" office:value-type="float" office:value="0.5">
            <text:p>0.5</text:p>
          </table:table-cell>
          <table:table-cell table:style-name="ce1" table:formula="oooc:=AVERAGE([.G2:.G4])" office:value-type="float" office:value="0.444444444444444">
            <text:p>0.44</text:p>
          </table:table-cell>
          <table:table-cell table:style-name="ce1" table:formula="oooc:=AVERAGE([.H2:.H4])" office:value-type="float" office:value="0.555555555555556">
            <text:p>0.56</text:p>
          </table:table-cell>
          <table:table-cell table:style-name="ce1" table:formula="oooc:=AVERAGE([.I2:.I4])" office:value-type="float" office:value="0.513888888888889">
            <text:p>0.51</text:p>
          </table:table-cell>
          <table:table-cell table:number-columns-repeated="6"/>
        </table:table-row>
      </table:table>
      <table:table table:name="enabled" table:style-name="ta2" table:print="false">
        <office:forms form:automatic-focus="false" form:apply-design-mode="false"/>
        <table:table-column table:style-name="co21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4" table:default-cell-style-name="Default"/>
        <table:table-row table:style-name="ro1">
          <table:table-cell table:style-name="ce5" office:value-type="string">
            <text:p>Benchmark</text:p>
          </table:table-cell>
          <table:table-cell table:style-name="ce5" office:value-type="string">
            <text:p>Advice#</text:p>
          </table:table-cell>
          <table:table-cell table:style-name="ce5" office:value-type="string">
            <text:p>Advice</text:p>
          </table:table-cell>
          <table:table-cell table:style-name="ce5" office:value-type="string">
            <text:p>Pattern</text:p>
          </table:table-cell>
          <table:table-cell table:style-name="ce5" office:value-type="string">
            <text:p>Element</text:p>
          </table:table-cell>
        </table:table-row>
        <table:table-row table:style-name="ro1">
          <table:table-cell office:value-type="string">
            <text:p>SimpleTestCase0</text:p>
          </table:table-cell>
          <table:table-cell office:value-type="float" office:value="0">
            <text:p>0</text:p>
          </table:table-cell>
          <table:table-cell office:value-type="string">
            <text:p>B.before()</text:p>
          </table:table-cell>
          <table:table-cell office:value-type="string">
            <text:p>[*?, gets_field, A.f]</text:p>
          </table:table-cell>
          <table:table-cell office:value-type="string">
            <text:p>*p.A.m1()</text:p>
          </table:table-cell>
        </table:table-row>
        <table:table-row table:style-name="ro1">
          <table:table-cell office:value-type="string">
            <text:p>SimpleTestCase0</text:p>
          </table:table-cell>
          <table:table-cell office:value-type="float" office:value="0">
            <text:p>0</text:p>
          </table:table-cell>
          <table:table-cell office:value-type="string">
            <text:p>B.before()</text:p>
          </table:table-cell>
          <table:table-cell office:value-type="string">
            <text:p>[*?, gets_field, A.f]</text:p>
          </table:table-cell>
          <table:table-cell office:value-type="string">
            <text:p>*p.A.m2()</text:p>
          </table:table-cell>
        </table:table-row>
        <table:table-row table:style-name="ro1">
          <table:table-cell office:value-type="string">
            <text:p>SimpleTestCase0</text:p>
          </table:table-cell>
          <table:table-cell office:value-type="float" office:value="0">
            <text:p>0</text:p>
          </table:table-cell>
          <table:table-cell office:value-type="string">
            <text:p>B.before()</text:p>
          </table:table-cell>
          <table:table-cell office:value-type="string">
            <text:p>[A, declares_method, *?]</text:p>
          </table:table-cell>
          <table:table-cell office:value-type="string">
            <text:p>*p.A.m1()</text:p>
          </table:table-cell>
        </table:table-row>
        <table:table-row table:style-name="ro1">
          <table:table-cell office:value-type="string">
            <text:p>SimpleTestCase0</text:p>
          </table:table-cell>
          <table:table-cell office:value-type="float" office:value="0">
            <text:p>0</text:p>
          </table:table-cell>
          <table:table-cell office:value-type="string">
            <text:p>B.before()</text:p>
          </table:table-cell>
          <table:table-cell office:value-type="string">
            <text:p>[A, declares_method, *?]</text:p>
          </table:table-cell>
          <table:table-cell office:value-type="string">
            <text:p>*p.A.m2()</text:p>
          </table:table-cell>
        </table:table-row>
        <table:table-row table:style-name="ro1">
          <table:table-cell office:value-type="string">
            <text:p>SimpleTestCase0</text:p>
          </table:table-cell>
          <table:table-cell office:value-type="float" office:value="0">
            <text:p>0</text:p>
          </table:table-cell>
          <table:table-cell office:value-type="string">
            <text:p>B.before()</text:p>
          </table:table-cell>
          <table:table-cell office:value-type="string">
            <text:p>[p, contains, ?, declares_method, *?]</text:p>
          </table:table-cell>
          <table:table-cell office:value-type="string">
            <text:p>*p.A.m1()</text:p>
          </table:table-cell>
        </table:table-row>
        <table:table-row table:style-name="ro1">
          <table:table-cell office:value-type="string">
            <text:p>SimpleTestCase0</text:p>
          </table:table-cell>
          <table:table-cell office:value-type="float" office:value="0">
            <text:p>0</text:p>
          </table:table-cell>
          <table:table-cell office:value-type="string">
            <text:p>B.before()</text:p>
          </table:table-cell>
          <table:table-cell office:value-type="string">
            <text:p>[p, contains, ?, declares_method, *?]</text:p>
          </table:table-cell>
          <table:table-cell office:value-type="string">
            <text:p>*p.A.m2()</text:p>
          </table:table-cell>
        </table:table-row>
      </table:table>
      <table:table table:name="suggestions" table:style-name="ta2" table:print="false">
        <office:forms form:automatic-focus="false" form:apply-design-mode="false"/>
        <table:table-column table:style-name="co21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34" table:default-cell-style-name="Default"/>
        <table:table-row table:style-name="ro1">
          <table:table-cell table:style-name="ce5" office:value-type="string">
            <text:p>Benchmark</text:p>
          </table:table-cell>
          <table:table-cell table:style-name="ce5" office:value-type="string">
            <text:p>Advice#</text:p>
          </table:table-cell>
          <table:table-cell table:style-name="ce5" office:value-type="string">
            <text:p>Advice</text:p>
          </table:table-cell>
          <table:table-cell table:style-name="ce5" office:value-type="string">
            <text:p>Pattern</text:p>
          </table:table-cell>
          <table:table-cell table:style-name="ce5" office:value-type="string">
            <text:p>Element</text:p>
          </table:table-cell>
        </table:table-row>
        <table:table-row table:style-name="ro1">
          <table:table-cell office:value-type="string">
            <text:p>SimpleTestCase0</text:p>
          </table:table-cell>
          <table:table-cell office:value-type="float" office:value="0">
            <text:p>0</text:p>
          </table:table-cell>
          <table:table-cell office:value-type="string">
            <text:p>B.before()</text:p>
          </table:table-cell>
          <table:table-cell office:value-type="string">
            <text:p>[*?, gets_field, A.f]</text:p>
          </table:table-cell>
          <table:table-cell office:value-type="string">
            <text:p>p.A.n()</text:p>
          </table:table-cell>
        </table:table-row>
        <table:table-row table:style-name="ro1">
          <table:table-cell office:value-type="string">
            <text:p>SimpleTestCase0</text:p>
          </table:table-cell>
          <table:table-cell office:value-type="float" office:value="0">
            <text:p>0</text:p>
          </table:table-cell>
          <table:table-cell office:value-type="string">
            <text:p>B.before()</text:p>
          </table:table-cell>
          <table:table-cell office:value-type="string">
            <text:p>[*?, gets_field, A.f]</text:p>
          </table:table-cell>
          <table:table-cell office:value-type="string">
            <text:p>p.A.&lt;init&gt;()</text:p>
          </table:table-cell>
        </table:table-row>
        <table:table-row table:style-name="ro1">
          <table:table-cell office:value-type="string">
            <text:p>SimpleTestCase0</text:p>
          </table:table-cell>
          <table:table-cell office:value-type="float" office:value="0">
            <text:p>0</text:p>
          </table:table-cell>
          <table:table-cell office:value-type="string">
            <text:p>B.before()</text:p>
          </table:table-cell>
          <table:table-cell office:value-type="string">
            <text:p>[*?, gets_field, A.f]</text:p>
          </table:table-cell>
          <table:table-cell office:value-type="string">
            <text:p>*p.A.m1()</text:p>
          </table:table-cell>
        </table:table-row>
        <table:table-row table:style-name="ro1">
          <table:table-cell office:value-type="string">
            <text:p>SimpleTestCase0</text:p>
          </table:table-cell>
          <table:table-cell office:value-type="float" office:value="0">
            <text:p>0</text:p>
          </table:table-cell>
          <table:table-cell office:value-type="string">
            <text:p>B.before()</text:p>
          </table:table-cell>
          <table:table-cell office:value-type="string">
            <text:p>[*?, gets_field, A.f]</text:p>
          </table:table-cell>
          <table:table-cell office:value-type="string">
            <text:p>*p.A.m2()</text:p>
          </table:table-cell>
        </table:table-row>
        <table:table-row table:style-name="ro1">
          <table:table-cell office:value-type="string">
            <text:p>SimpleTestCase0</text:p>
          </table:table-cell>
          <table:table-cell office:value-type="float" office:value="0">
            <text:p>0</text:p>
          </table:table-cell>
          <table:table-cell office:value-type="string">
            <text:p>B.before()</text:p>
          </table:table-cell>
          <table:table-cell office:value-type="string">
            <text:p>[A, declares_method, *?]</text:p>
          </table:table-cell>
          <table:table-cell office:value-type="string">
            <text:p>*p.A.m2()</text:p>
          </table:table-cell>
        </table:table-row>
        <table:table-row table:style-name="ro1">
          <table:table-cell office:value-type="string">
            <text:p>SimpleTestCase0</text:p>
          </table:table-cell>
          <table:table-cell office:value-type="float" office:value="0">
            <text:p>0</text:p>
          </table:table-cell>
          <table:table-cell office:value-type="string">
            <text:p>B.before()</text:p>
          </table:table-cell>
          <table:table-cell office:value-type="string">
            <text:p>[A, declares_method, *?]</text:p>
          </table:table-cell>
          <table:table-cell office:value-type="string">
            <text:p>p.A.&lt;init&gt;()</text:p>
          </table:table-cell>
        </table:table-row>
        <table:table-row table:style-name="ro1">
          <table:table-cell office:value-type="string">
            <text:p>SimpleTestCase0</text:p>
          </table:table-cell>
          <table:table-cell office:value-type="float" office:value="0">
            <text:p>0</text:p>
          </table:table-cell>
          <table:table-cell office:value-type="string">
            <text:p>B.before()</text:p>
          </table:table-cell>
          <table:table-cell office:value-type="string">
            <text:p>[A, declares_method, *?]</text:p>
          </table:table-cell>
          <table:table-cell office:value-type="string">
            <text:p>p.A.n()</text:p>
          </table:table-cell>
        </table:table-row>
        <table:table-row table:style-name="ro1">
          <table:table-cell office:value-type="string">
            <text:p>SimpleTestCase0</text:p>
          </table:table-cell>
          <table:table-cell office:value-type="float" office:value="0">
            <text:p>0</text:p>
          </table:table-cell>
          <table:table-cell office:value-type="string">
            <text:p>B.before()</text:p>
          </table:table-cell>
          <table:table-cell office:value-type="string">
            <text:p>[A, declares_method, *?]</text:p>
          </table:table-cell>
          <table:table-cell office:value-type="string">
            <text:p>*p.A.m1()</text:p>
          </table:table-cell>
        </table:table-row>
        <table:table-row table:style-name="ro1">
          <table:table-cell office:value-type="string">
            <text:p>SimpleTestCase0</text:p>
          </table:table-cell>
          <table:table-cell office:value-type="float" office:value="0">
            <text:p>0</text:p>
          </table:table-cell>
          <table:table-cell office:value-type="string">
            <text:p>B.before()</text:p>
          </table:table-cell>
          <table:table-cell office:value-type="string">
            <text:p>[p, contains, ?, declares_method, *?]</text:p>
          </table:table-cell>
          <table:table-cell office:value-type="string">
            <text:p>*p.A.m2()</text:p>
          </table:table-cell>
        </table:table-row>
        <table:table-row table:style-name="ro1">
          <table:table-cell office:value-type="string">
            <text:p>SimpleTestCase0</text:p>
          </table:table-cell>
          <table:table-cell office:value-type="float" office:value="0">
            <text:p>0</text:p>
          </table:table-cell>
          <table:table-cell office:value-type="string">
            <text:p>B.before()</text:p>
          </table:table-cell>
          <table:table-cell office:value-type="string">
            <text:p>[p, contains, ?, declares_method, *?]</text:p>
          </table:table-cell>
          <table:table-cell office:value-type="string">
            <text:p>p.A.n()</text:p>
          </table:table-cell>
        </table:table-row>
        <table:table-row table:style-name="ro1">
          <table:table-cell office:value-type="string">
            <text:p>SimpleTestCase0</text:p>
          </table:table-cell>
          <table:table-cell office:value-type="float" office:value="0">
            <text:p>0</text:p>
          </table:table-cell>
          <table:table-cell office:value-type="string">
            <text:p>B.before()</text:p>
          </table:table-cell>
          <table:table-cell office:value-type="string">
            <text:p>[p, contains, ?, declares_method, *?]</text:p>
          </table:table-cell>
          <table:table-cell office:value-type="string">
            <text:p>p.A.&lt;init&gt;()</text:p>
          </table:table-cell>
        </table:table-row>
        <table:table-row table:style-name="ro1">
          <table:table-cell office:value-type="string">
            <text:p>SimpleTestCase0</text:p>
          </table:table-cell>
          <table:table-cell office:value-type="float" office:value="0">
            <text:p>0</text:p>
          </table:table-cell>
          <table:table-cell office:value-type="string">
            <text:p>B.before()</text:p>
          </table:table-cell>
          <table:table-cell office:value-type="string">
            <text:p>[p, contains, ?, declares_method, *?]</text:p>
          </table:table-cell>
          <table:table-cell office:value-type="string">
            <text:p>*p.A.m1()</text:p>
          </table:table-cell>
        </table:table-row>
      </table:table>
      <table:table table:name="config" table:style-name="ta4" table:print="false">
        <office:forms form:automatic-focus="false" form:apply-design-mode="false"/>
        <table:table-column table:style-name="co35" table:default-cell-style-name="ce1"/>
        <table:table-column table:style-name="co20" table:default-cell-style-name="Default"/>
        <table:table-row table:style-name="ro1">
          <table:table-cell office:value-type="string">
            <text:p>Analysis Configuration Parameters</text:p>
          </table:table-cell>
          <table:table-cell/>
        </table:table-row>
        <table:table-row table:style-name="ro1">
          <table:table-cell office:value-type="string">
            <text:p>Parameter</text:p>
          </table:table-cell>
          <table:table-cell table:style-name="ce1" office:value-type="string">
            <text:p>Value</text:p>
          </table:table-cell>
        </table:table-row>
        <table:table-row table:style-name="ro1">
          <table:table-cell table:style-name="Default" office:value-type="string">
            <office:annotation draw:style-name="gr1" draw:text-style-name="P1" svg:width="2.911cm" svg:height="2.229cm" svg:x="6.789cm" svg:y="0.002cm" draw:caption-point-x="-6.789cm" draw:caption-point-y="-0.002cm">
              <dc:creator>RK</dc:creator>
              <dc:date>2008-05-25T00:00:00</dc:date>
              <text:p text:style-name="P1"><text:span text:style-name="T1">How important the precision is in evaluating the confidence of the pattern.</text:span></text:p>
            </office:annotation>
            <text:p>Precision Weight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table:style-name="Default" office:value-type="string">
            <office:annotation draw:style-name="gr1" draw:text-style-name="P1" svg:width="2.911cm" svg:height="2.636cm" svg:x="6.789cm" svg:y="0.002cm" draw:caption-point-x="-6.789cm" draw:caption-point-y="-0.002cm">
              <dc:creator>RK</dc:creator>
              <dc:date>2008-05-25T00:00:00</dc:date>
              <text:p text:style-name="P1"><text:span text:style-name="T1">How important the level of indirection is in evaluating the confidence of the pattern.</text:span></text:p>
            </office:annotation>
            <text:p>Concreteness Weight</text:p>
          </table:table-cell>
          <table:table-cell office:value-type="float" office:value="0.25">
            <text:p>0.25</text:p>
          </table:table-cell>
        </table:table-row>
      </table:table>
      <table:database-ranges>
        <table:database-range table:target-range-address="benchmarks.A1:benchmarks.W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new_5f_class_5f_statistics.xls" style:display-name="Normal_new_class_statistics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2">02/06/2008</text:date>, <text:time>20:5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chmarks" style:display-name="PageStyle_benchmarks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patterns" style:display-name="PageStyle_patterns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onfig" style:display-name="PageStyle_config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05-14T11:56:24</meta:creation-date>
    <dc:creator>Raffi Khatchadourian</dc:creator>
    <dc:date>2008-06-02T20:54:36</dc:date>
    <dc:language>en-US</dc:language>
    <meta:editing-cycles>18</meta:editing-cycles>
    <meta:editing-duration>P1DT15H2M41S</meta:editing-duration>
    <meta:user-defined meta:name="Info 1"/>
    <meta:user-defined meta:name="Info 2"/>
    <meta:user-defined meta:name="Info 3"/>
    <meta:user-defined meta:name="Info 4"/>
    <meta:document-statistic meta:table-count="6" meta:cell-count="232"/>
  </office:meta>
</office:document-meta>
</file>